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7b62" officeooo:paragraph-rsid="00047b62"/>
    </style:style>
    <style:style style:name="P2" style:family="paragraph" style:parent-style-name="Table_20_Contents">
      <style:text-properties officeooo:rsid="00047b62" officeooo:paragraph-rsid="00047b62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  <text:p text:style-name="P1"/>
      <text:p text:style-name="P1"/>
      <table:table table:name="Table1" table:style-name="Table1">
        <table:table-column table:style-name="Table1.A" table:number-columns-repeated="3"/>
        <table:table-row table:style-name="TableLine94433680142064">
          <table:table-cell table:style-name="Table1.A1" office:value-type="string">
            <text:p text:style-name="P2"><office:annotation office:name="__Annotation__0_949616288" loext:resolved="false"><dc:creator>Unknown Author</dc:creator><dc:date>2022-08-17T15:06:47.745193160</dc:date><text:p text:style-name="P3"><text:span text:style-name="T1">this is a comment</text:span></text:p></office:annotation>Commented<office:annotation-end office:name="__Annotation__0_949616288"/>_text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433680142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33680142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33680142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5:06:20.594827557</meta:creation-date>
    <dc:date>2022-08-17T15:07:21.518097980</dc:date>
    <meta:editing-duration>PT1M1S</meta:editing-duration>
    <meta:editing-cycles>1</meta:editing-cycles>
    <meta:document-statistic meta:table-count="1" meta:image-count="0" meta:object-count="0" meta:page-count="1" meta:paragraph-count="2" meta:word-count="3" meta:character-count="25" meta:non-whitespace-character-count="24"/>
    <meta:generator>LibreOffice/7.3.5.2$Linux_X86_64 LibreOffice_project/30$Build-2</meta:generator>
  </office:meta>
</office:document-meta>
</file>